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BM Plex Sans" svg:font-family="'IBM Plex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35.01pt" fo:break-before="auto" style:use-optimal-row-height="fals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Scoreboard">
      <style:table-properties table:display="true" style:writing-mode="lr-tb"/>
    </style:style>
    <style:style style:name="ce1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bold" style:font-size-asian="11pt" style:font-style-asian="normal" style:font-weight-asian="bold" style:font-name-complex="IBM Plex Sans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IBM Plex Sans" fo:font-size="11pt" fo:font-style="normal" fo:text-shadow="none" style:text-underline-style="none" fo:font-weight="normal" style:font-size-asian="11pt" style:font-style-asian="normal" style:font-weight-asian="normal" style:font-name-complex="IBM Plex Sans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93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oreboard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ules</text:p>
          </table:table-cell>
          <table:table-cell table:style-name="ce3" office:value-type="string" calcext:value-type="string" table:number-columns-spanned="11" table:number-rows-spanned="1">
            <office:annotation draw:style-name="gr1" draw:text-style-name="P2" svg:width="320.6pt" svg:height="299.25pt" svg:x="171.55pt" svg:y="142.5pt" draw:caption-point-x="789.96pt" draw:caption-point-y="-142.21pt">
              <dc:date>2021-01-11T00:00:00</dc:date>
              <text:p text:style-name="P1">MISTAKES:</text:p>
              <text:p text:style-name="P1"><text:tab/>-STUDENT Anthony Wang</text:p>
              <text:p text:style-name="P1">Problem A should be * + * + * + 2 2 2 2 2 2 2 2</text:p>
              <text:p text:style-name="P1"><text:tab/>-STUDENT Anthony Wang</text:p>
              <text:p text:style-name="P1">Problem B should have an OR instead of an AND</text:p>
              <text:p text:style-name="P1"><text:tab/>-STUDENT Anthony Wang</text:p>
            </office:annotation>
            <text:p><text:span text:style-name="T1">1.</text:span> Teams of 2 people</text:p>
            <text:p/>
            <text:p><text:span text:style-name="T1">2.</text:span> Everything is allowed unless otherwise stated</text:p>
            <text:p/>
            <text:p><text:span text:style-name="T1">3.</text:span> Each problem folder contains two files. For example, folder A contains A.txt and D-hint.zip. A.txt is the problem statement and contains a problem for you to solve. After you solve problem A, you can use the answer to open the password-protected D-hint.zip, which contains a hint for problem D. If you have trouble opening the hint zips, message Anthony on Zoom. Later problems may require hints from earlier problems.</text:p>
            <text:p/>
            <text:p><text:span text:style-name="T1">4.</text:span> Submit a form with your answers at the end of the contest. You can find the form here: https://forms.gle/444j36vPaqMZFJMQA</text:p>
            <text:p/>
            <text:p><text:span text:style-name="T1">5.</text:span> Each problem is worth 10 points, except for J which worth 30 points. Highest score wins</text:p>
          </table:table-cell>
          <table:covered-table-cell table:number-columns-repeated="9" table:style-name="ce6"/>
          <table:covered-table-cell table:style-name="ce9"/>
          <table:table-cell table:number-columns-repeated="1012"/>
        </table:table-row>
        <table:table-row table:style-name="ro2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10" office:value-type="string" calcext:value-type="string">
            <text:p>Score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<text:span text:style-name="T1">Team 1</text:span></text:p>
            <text:p>Andy Teh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11" table:formula="of:=SUM([.B3:.K3])" office:value-type="float" office:value="80" calcext:value-type="float">
            <text:p>8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<text:span text:style-name="T1">Team 2</text:span></text:p>
            <text:p>Kevin Tang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11" table:formula="of:=SUM([.B4:.K4])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<text:span text:style-name="T1">Team 3</text:span></text:p>
            <text:p>Marina Sha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table:number-columns-repeated="5"/>
          <table:table-cell table:style-name="ce11" table:formula="of:=SUM([.B5:.K5])" office:value-type="float" office:value="50" calcext:value-type="float">
            <text:p>5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<text:span text:style-name="T1">Team 4</text:span></text:p>
            <text:p>Sayam and Robert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style-name="ce11" table:formula="of:=SUM([.B6:.K6])" office:value-type="float" office:value="20" calcext:value-type="float">
            <text:p>2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<text:span text:style-name="T1">Team 5</text:span></text:p>
            <text:p>Sam Chen</text:p>
          </table:table-cell>
          <table:table-cell table:number-columns-repeated="9" table:style-name="ce4" office:value-type="float" office:value="10" calcext:value-type="float">
            <text:p>10</text:p>
          </table:table-cell>
          <table:table-cell table:style-name="ce4"/>
          <table:table-cell table:style-name="ce11" table:formula="of:=SUM([.B7:.K7])" office:value-type="float" office:value="90" calcext:value-type="float">
            <text:p>90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<text:span text:style-name="T1">Team 6</text:span></text:p>
            <text:p>Jason and Darren</text:p>
          </table:table-cell>
          <table:table-cell table:number-columns-repeated="5" table:style-name="ce5" office:value-type="float" office:value="10" calcext:value-type="float">
            <text:p>10</text:p>
          </table:table-cell>
          <table:table-cell table:style-name="ce5" table:number-columns-repeated="5"/>
          <table:table-cell table:style-name="ce12" table:formula="of:=SUM([.B8:.K8])" office:value-type="float" office:value="50" calcext:value-type="float">
            <text:p>50</text:p>
          </table:table-cell>
          <table:table-cell table:number-columns-repeated="101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BM Plex Sans" svg:font-family="'IBM Plex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oreboard" style:display-name="PageStyle_Score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" meta:object-count="0"/>
    <meta:generator>LibreOfficeDev/6.0.5.2$Linux_X86_64 LibreOffice_project/</meta:generator>
  </office:meta>
</office:document-meta>
</file>